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WebExchangeContextFilter.filter( ServerWebExchange exchange , 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WebExchangeContextFilter.get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